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5f50" officeooo:paragraph-rsid="000e5f50"/>
    </style:style>
    <style:style style:name="P2" style:family="paragraph" style:parent-style-name="Standard">
      <style:text-properties officeooo:rsid="0010125a" officeooo:paragraph-rsid="0010125a"/>
    </style:style>
    <style:style style:name="P3" style:family="paragraph" style:parent-style-name="Standard">
      <style:text-properties officeooo:rsid="00110e9d" officeooo:paragraph-rsid="00110e9d"/>
    </style:style>
    <style:style style:name="P4" style:family="paragraph" style:parent-style-name="Standard">
      <style:text-properties officeooo:rsid="00121e11" officeooo:paragraph-rsid="00121e11"/>
    </style:style>
    <style:style style:name="P5" style:family="paragraph" style:parent-style-name="Standard">
      <style:text-properties officeooo:rsid="0013bf9d" officeooo:paragraph-rsid="0013bf9d"/>
    </style:style>
    <style:style style:name="P6" style:family="paragraph" style:parent-style-name="Standard">
      <style:text-properties officeooo:rsid="001648b4" officeooo:paragraph-rsid="001648b4"/>
    </style:style>
    <style:style style:name="P7" style:family="paragraph" style:parent-style-name="Standard">
      <style:text-properties officeooo:rsid="0018cf98" officeooo:paragraph-rsid="0018cf98"/>
    </style:style>
    <style:style style:name="P8" style:family="paragraph" style:parent-style-name="Standard">
      <style:text-properties officeooo:rsid="0019e13b" officeooo:paragraph-rsid="0019e13b"/>
    </style:style>
    <style:style style:name="P9" style:family="paragraph" style:parent-style-name="Standard">
      <style:text-properties officeooo:rsid="001b6880" officeooo:paragraph-rsid="001b6880"/>
    </style:style>
    <style:style style:name="P10" style:family="paragraph" style:parent-style-name="Standard">
      <style:text-properties officeooo:rsid="001b6880" officeooo:paragraph-rsid="001c1d9a"/>
    </style:style>
    <style:style style:name="P11" style:family="paragraph" style:parent-style-name="Standard">
      <style:text-properties officeooo:rsid="001b6880" officeooo:paragraph-rsid="001e13c9"/>
    </style:style>
    <style:style style:name="P12" style:family="paragraph" style:parent-style-name="Standard">
      <style:text-properties officeooo:rsid="001b6880" officeooo:paragraph-rsid="001ff002"/>
    </style:style>
    <style:style style:name="P13" style:family="paragraph" style:parent-style-name="Standard">
      <style:text-properties officeooo:rsid="001b6880" officeooo:paragraph-rsid="002128ca"/>
    </style:style>
    <style:style style:name="P14" style:family="paragraph" style:parent-style-name="Standard">
      <style:text-properties officeooo:rsid="002095b4" officeooo:paragraph-rsid="002095b4"/>
    </style:style>
    <style:style style:name="P15" style:family="paragraph" style:parent-style-name="Standard">
      <style:text-properties officeooo:rsid="00213468" officeooo:paragraph-rsid="00213468"/>
    </style:style>
    <style:style style:name="P16" style:family="paragraph" style:parent-style-name="Standard">
      <style:text-properties officeooo:rsid="0021caf5" officeooo:paragraph-rsid="0021caf5"/>
    </style:style>
    <style:style style:name="P17" style:family="paragraph" style:parent-style-name="Standard">
      <style:text-properties officeooo:rsid="002483bf" officeooo:paragraph-rsid="002483bf"/>
    </style:style>
    <style:style style:name="P18" style:family="paragraph" style:parent-style-name="Standard">
      <style:text-properties officeooo:rsid="0025d0ef" officeooo:paragraph-rsid="0025d0ef"/>
    </style:style>
    <style:style style:name="P19" style:family="paragraph" style:parent-style-name="Standard">
      <style:text-properties officeooo:rsid="0025d0ef" officeooo:paragraph-rsid="0025d958"/>
    </style:style>
    <style:style style:name="P20" style:family="paragraph" style:parent-style-name="Standard">
      <style:text-properties officeooo:rsid="00267569" officeooo:paragraph-rsid="00267569"/>
    </style:style>
    <style:style style:name="P21" style:family="paragraph" style:parent-style-name="Standard">
      <style:text-properties officeooo:rsid="002761e6" officeooo:paragraph-rsid="002761e6"/>
    </style:style>
    <style:style style:name="P22" style:family="paragraph" style:parent-style-name="Standard">
      <style:text-properties officeooo:rsid="002765ee" officeooo:paragraph-rsid="002765ee"/>
    </style:style>
    <style:style style:name="T1" style:family="text">
      <style:text-properties officeooo:rsid="001828c0"/>
    </style:style>
    <style:style style:name="T2" style:family="text">
      <style:text-properties officeooo:rsid="001ade67"/>
    </style:style>
    <style:style style:name="T3" style:family="text">
      <style:text-properties officeooo:rsid="001ba870"/>
    </style:style>
    <style:style style:name="T4" style:family="text">
      <style:text-properties officeooo:rsid="001e13c9"/>
    </style:style>
    <style:style style:name="T5" style:family="text">
      <style:text-properties officeooo:rsid="001ff002"/>
    </style:style>
    <style:style style:name="T6" style:family="text">
      <style:text-properties officeooo:rsid="002128ca"/>
    </style:style>
    <style:style style:name="T7" style:family="text">
      <style:text-properties officeooo:rsid="0023575c"/>
    </style:style>
    <style:style style:name="T8" style:family="text">
      <style:text-properties officeooo:rsid="0025d9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t /dev/null &gt; cat.txt will make a file 0 bytes</text:p>
      <text:p text:style-name="P2">echo &gt; cat.txt will make it empty line</text:p>
      <text:p text:style-name="P2"/>
      <text:p text:style-name="P3">chmod 7 50</text:p>
      <text:p text:style-name="P3"/>
      <text:p text:style-name="P3">5 is 1 0 1 for r w x</text:p>
      <text:p text:style-name="P3"/>
      <text:p text:style-name="P4">&gt; send to a file</text:p>
      <text:p text:style-name="P4">&gt;&gt; append to a file</text:p>
      <text:p text:style-name="P4">./silly &lt; willy take output </text:p>
      <text:p text:style-name="P4"/>
      <text:p text:style-name="P5">ls | wc -l</text:p>
      <text:p text:style-name="P5"/>
      <text:p text:style-name="P6">man find | grep -C 2 "permission"</text:p>
      <text:p text:style-name="P6">this is to give you context, 2 lines before and after the word</text:p>
      <text:p text:style-name="P6"/>
      <text:p text:style-name="P6">-<text:span text:style-name="T1">A for after context -B for before context -C for both</text:span></text:p>
      <text:p text:style-name="P6"/>
      <text:p text:style-name="P6">man find | grep “permission” will show you the word without context</text:p>
      <text:p text:style-name="P6"/>
      <text:p text:style-name="P7">[a-z] /i will make it either capital or smal</text:p>
      <text:p text:style-name="P7">\d is [0-9]</text:p>
      <text:p text:style-name="P7">\w [a-zA-Z<text:span text:style-name="T2">0-9</text:span>]</text:p>
      <text:p text:style-name="P7"/>
      <text:p text:style-name="P8">grep -P for perl-regrex </text:p>
      <text:p text:style-name="P8"/>
      <text:p text:style-name="P9">grep -<text:span text:style-name="T3">o </text:span>“Fatal error” error.log</text:p>
      <text:p text:style-name="P9">-<text:span text:style-name="T3">o finds the exact thing</text:span></text:p>
      <text:p text:style-name="P9"/>
      <text:p text:style-name="P10">grep -<text:span text:style-name="T3">o </text:span>“.*Fatal error” error.log</text:p>
      <text:p text:style-name="P10"/>
      <text:p text:style-name="P11">grep -<text:span text:style-name="T4">v </text:span>“Fatal error” error.log →<text:span text:style-name="T4"> Invert, show the opposite<text:tab/></text:span></text:p>
      <text:p text:style-name="P11"/>
      <text:p text:style-name="P12">grep -<text:span text:style-name="T3">o </text:span>“.*Fatal error” error.log <text:span text:style-name="T5">| wc -l</text:span></text:p>
      <text:p text:style-name="P12"/>
      <text:p text:style-name="P14">man grep | grep -C 2 “count”</text:p>
      <text:p text:style-name="P14"/>
      <text:p text:style-name="P13">grep -<text:span text:style-name="T6">c </text:span>“.*Fatal error” error.log</text:p>
      <text:p text:style-name="P13"/>
      <text:p text:style-name="P15">[Sun Feb 14 .* 2016] .* Fatal .*</text:p>
      <text:p text:style-name="P15"/>
      <text:p text:style-name="P16">grep -cP “\[Sun Feb 14 .* 2016 .* Fatal error .*” error.log →<text:span text:style-name="T7">you don’t need P in this case because it is quite simple.</text:span></text:p>
      <text:p text:style-name="P16"/>
      <text:p text:style-name="P16"/>
      <text:p text:style-name="P16"/>
      <text:p text:style-name="P16"/>
      <text:p text:style-name="P17">netstat for all network activities</text:p>
      <text:p text:style-name="P17"/>
      <text:p text:style-name="P18"><text:soft-page-break/>netstat -tulpn</text:p>
      <text:p text:style-name="P18"/>
      <text:p text:style-name="P19">netstat -tulpn <text:span text:style-name="T8">| grep -P “:2\d”</text:span></text:p>
      <text:p text:style-name="P19"/>
      <text:p text:style-name="P20">sed</text:p>
      <text:p text:style-name="P20">awk</text:p>
      <text:p text:style-name="P20"/>
      <text:p text:style-name="P21">find / -name american* &gt;2 /dev/null</text:p>
      <text:p text:style-name="P21"/>
      <text:p text:style-name="P22">find / -perm 777 2&gt; /dev/null | wc -l</text:p>
      <text:p text:style-name="P22">find / -type f -perm 777 2&gt; /dev/null | wc -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2:58:22.164634060</meta:creation-date>
    <meta:generator>LibreOffice/5.1.6.2$Linux_X86_64 LibreOffice_project/10m0$Build-2</meta:generator>
    <dc:date>2018-03-21T06:02:59.897141262</dc:date>
    <meta:editing-duration>PT1H1M49S</meta:editing-duration>
    <meta:editing-cycles>28</meta:editing-cycles>
    <meta:document-statistic meta:table-count="0" meta:image-count="0" meta:object-count="0" meta:page-count="2" meta:paragraph-count="33" meta:word-count="228" meta:character-count="1100" meta:non-whitespace-character-count="902"/>
  </office:meta>
</office:document-meta>
</file>